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adornments="Regular" style:font-charset="x-symbol"/>
    <style:font-face style:name="Latin Modern Roman" svg:font-family="'Latin Modern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355cm" draw:marker-end-width="0.355cm" draw:fill="none" draw:fill-color="#cfe7f5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cm" svg:stroke-color="#0000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draw:stroke="dash" draw:stroke-dash="Fine_20_Dashed"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903cm" fo:min-width="0cm"/>
    </style:style>
    <style:style style:name="gr9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10" style:family="graphic" style:parent-style-name="objectwithoutfill">
      <style:graphic-properties svg:stroke-width="0.03cm" svg:stroke-color="#000000" draw:marker-start-width="0.31cm" draw:marker-end="Arrow_20_concave" draw:marker-end-width="0.31cm" draw:fill="none" draw:textarea-vertical-align="middle" fo:padding-top="0.14cm" fo:padding-bottom="0.14cm" fo:padding-left="0.265cm" fo:padding-right="0.265cm"/>
    </style:style>
    <style:style style:name="gr11" style:family="graphic" style:parent-style-name="objectwithoutfill">
      <style:graphic-properties svg:stroke-width="0.03cm" svg:stroke-color="#000000" draw:marker-start-width="0.295cm" draw:marker-end="Arrow_20_concave" draw:marker-end-width="0.295cm" draw:fill="none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loext:graphic-properties draw:fill="none" draw:fill-color="#cfe7f5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32pt"/>
    </style:style>
    <style:style style:name="P4" style:family="paragraph">
      <loext:graphic-properties draw:fill="none" draw:fill-color="#ffffff"/>
      <style:text-properties fo:font-size="32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ffffff"/>
      <style:text-properties style:font-name="Latin Modern Roman"/>
    </style:style>
    <style:style style:name="T1" style:family="text">
      <style:text-properties style:font-name="Latin Modern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7cm" svg:height="15.9cm" draw:transform="rotate (0.63093652459595) translate (2.333cm 5.391cm)">
          <text:p/>
        </draw:ellipse>
        <draw:ellipse draw:style-name="gr1" draw:text-style-name="P1" draw:layer="layout" svg:width="9.28cm" svg:height="21.076cm" draw:transform="rotate (0.63093652459595) translate (-0.173cm 3.771cm)">
          <text:p/>
        </draw:ellipse>
        <draw:ellipse draw:style-name="gr1" draw:text-style-name="P1" draw:layer="layout" svg:width="12.36cm" svg:height="28.069cm" draw:transform="skewX (-8.58922717236844E-017) rotate (0.63093652459595) translate (-3.753cm 1.586cm)">
          <text:p/>
        </draw:ellipse>
        <draw:ellipse draw:style-name="gr1" draw:text-style-name="P1" draw:layer="layout" svg:width="4.73cm" svg:height="10.744cm" draw:transform="skewX (-0.000174532925199437) rotate (0.630761991670751) translate (4.77cm 6.99cm)">
          <text:p/>
        </draw:ellipse>
        <draw:ellipse draw:style-name="gr1" draw:text-style-name="P1" draw:layer="layout" svg:width="15.651cm" svg:height="35.544cm" draw:transform="rotate (0.63093652459595) translate (-7.312cm -0.736cm)">
          <text:p/>
        </draw:ellipse>
        <draw:ellipse draw:style-name="gr1" draw:text-style-name="P1" draw:layer="layout" svg:width="20.105cm" svg:height="45.658cm" draw:transform="skewX (-1.298548054613E-016) rotate (0.63093652459595) translate (-10.96cm -2.109cm)">
          <text:p/>
        </draw:ellipse>
        <draw:path draw:style-name="gr2" draw:text-style-name="P2" draw:layer="layout" svg:width="7.589cm" svg:height="10.55cm" svg:x="-3.041cm" svg:y="12.996cm" svg:viewBox="0 0 7590 10551" svg:d="M7590 10551c-4697-5011-5544-7616-7590-10551">
          <text:p/>
        </draw:path>
        <draw:path draw:style-name="gr2" draw:text-style-name="P2" draw:layer="layout" svg:width="7.589cm" svg:height="10.55cm" svg:x="19.149cm" svg:y="0.945cm" svg:viewBox="0 0 7590 10551" svg:d="M0 0c4697 5011 5544 7616 7590 10551">
          <text:p/>
        </draw:path>
        <draw:line draw:style-name="gr3" draw:text-style-name="P2" draw:layer="layout" svg:x1="10.8cm" svg:y1="18.026cm" svg:x2="10.8cm" svg:y2="4.126cm">
          <text:p/>
        </draw:line>
        <draw:line draw:style-name="gr3" draw:text-style-name="P2" draw:layer="layout" svg:x1="10.8cm" svg:y1="18cm" svg:x2="24cm" svg:y2="18cm">
          <text:p/>
        </draw:line>
        <draw:line draw:style-name="gr4" draw:text-style-name="P2" draw:layer="layout" svg:x1="10.1cm" svg:y1="10.1cm" svg:x2="14.5cm" svg:y2="18cm">
          <text:p/>
        </draw:line>
        <draw:frame draw:style-name="gr5" draw:text-style-name="P4" draw:layer="layout" svg:width="0.942cm" svg:height="1.517cm" svg:x="10.3cm" svg:y="10cm">
          <draw:text-box>
            <text:p text:style-name="P3">*</text:p>
          </draw:text-box>
        </draw:frame>
        <draw:frame draw:style-name="gr6" draw:text-style-name="P5" draw:layer="layout" svg:width="0.82cm" svg:height="0.962cm" svg:x="9.68cm" svg:y="9.6cm">
          <draw:text-box>
            <text:p>x</text:p>
          </draw:text-box>
        </draw:frame>
        <draw:frame draw:style-name="gr7" draw:text-style-name="P5" draw:layer="layout" svg:width="0.82cm" svg:height="0.962cm" svg:x="14.092cm" svg:y="17.437cm">
          <draw:text-box>
            <text:p>x</text:p>
          </draw:text-box>
        </draw:frame>
        <draw:frame draw:style-name="gr8" draw:text-style-name="P6" draw:layer="layout" svg:width="3.4cm" svg:height="1.153cm" svg:x="15.6cm" svg:y="15.6cm">
          <draw:text-box>
            <text:p><text:span text:style-name="T1">first guess</text:span></text:p>
          </draw:text-box>
        </draw:frame>
        <draw:frame draw:style-name="gr9" draw:text-style-name="P6" draw:layer="layout" svg:width="4.113cm" svg:height="1.153cm" svg:x="6.587cm" svg:y="7.3cm">
          <draw:text-box>
            <text:p><text:span text:style-name="T1">second guess</text:span></text:p>
          </draw:text-box>
        </draw:frame>
        <draw:frame draw:style-name="gr9" draw:text-style-name="P6" draw:layer="layout" svg:width="3.558cm" svg:height="1.153cm" svg:x="12.042cm" svg:y="8.723cm">
          <draw:text-box>
            <text:p><text:span text:style-name="T1">final result</text:span></text:p>
          </draw:text-box>
        </draw:frame>
        <draw:path draw:style-name="gr10" draw:text-style-name="P2" draw:layer="layout" svg:width="1.511cm" svg:height="0.196cm" draw:transform="rotate (-2.35305289753875) translate (15.7669772809181cm 16.6281506374633cm)" svg:viewBox="0 0 1512 197" svg:d="M0 186c382 56 734-110 1097-186l377 1h38">
          <text:p/>
        </draw:path>
        <draw:path draw:style-name="gr11" draw:text-style-name="P2" draw:layer="layout" svg:width="1.042cm" svg:height="0.748cm" svg:x="10.972cm" svg:y="9.651cm" svg:viewBox="0 0 1043 749" svg:d="M1043 0c-361 129-631 408-962 588l-81 161">
          <text:p/>
        </draw:path>
        <draw:path draw:style-name="gr11" draw:text-style-name="P2" draw:layer="layout" svg:width="1.207cm" svg:height="0.719cm" draw:transform="rotate (-0.58800142499689) translate (9.36284243057766cm 8.48573632026438cm)" svg:viewBox="0 0 1208 720" svg:d="M0 16c415-105 569 334 889 467l245 222 74 15">
          <text:p/>
        </draw:path>
        <draw:frame draw:style-name="gr12" draw:text-style-name="P5" draw:layer="layout" svg:width="0.8cm" svg:height="0.962cm" svg:x="10.4cm" svg:y="10.838cm">
          <draw:text-box>
            <text:p>x</text:p>
          </draw:text-box>
        </draw:frame>
        <draw:frame draw:style-name="gr9" draw:text-style-name="P6" draw:layer="layout" svg:width="3.635cm" svg:height="1.153cm" svg:x="6.4cm" svg:y="11.6cm">
          <draw:text-box>
            <text:p><text:span text:style-name="T1">third guess</text:span></text:p>
          </draw:text-box>
        </draw:frame>
        <draw:path draw:style-name="gr11" draw:text-style-name="P2" draw:layer="layout" svg:width="1.055cm" svg:height="0.264cm" draw:transform="rotate (0.673871624195011) translate (9.60959887584924cm 11.8522454702328cm)" svg:viewBox="0 0 1056 265" svg:d="M0 2c378-26 701 180 1056 263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adornments="Regular" style:font-charset="x-symbol"/>
    <style:font-face style:name="Latin Modern Roman" svg:font-family="'Latin Modern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SE </meta:initial-creator>
    <meta:creation-date>2018-04-21T21:37:52.62</meta:creation-date>
    <dc:date>2018-11-18T20:07:35.934654163</dc:date>
    <meta:editing-duration>PT2H22M48S</meta:editing-duration>
    <meta:editing-cycles>7</meta:editing-cycles>
    <meta:generator>LibreOffice/6.0.6.2$Linux_X86_64 LibreOffice_project/00m0$Build-2</meta:generator>
    <meta:document-statistic meta:object-count="23"/>
  </office:meta>
</office:document-meta>
</file>